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305cm" fo:margin-bottom="0cm" fo:text-align="start"/>
    </style:style>
    <style:style style:name="P3" style:family="paragraph">
      <loext:graphic-properties draw:fill-color="#ffffff"/>
      <style:paragraph-properties fo:margin-top="0.305cm" fo:margin-bottom="0cm" fo:text-align="star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ile Process<text:line-break/><text:span text:style-name="T1">for software development team management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What is agile software development?</text:p>
              </text:list-item>
              <text:list-item>
                <text:p>What advantages does it bring?</text:p>
              </text:list-item>
              <text:list-item>
                <text:p>Where is it appropriat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hat is agile software development?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Project management strategy</text:p>
              </text:list-item>
              <text:list-item>
                <text:p text:style-name="P2">Develop useful software despite frequently changing requirements</text:p>
              </text:list-item>
              <text:list-item>
                <text:p text:style-name="P2">Fewer known goals and documentation</text:p>
              </text:list-item>
              <text:list-item>
                <text:p text:style-name="P2">“Iterations” (“sprints”) of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2">A strategy for project management in software development teams working for corporate clients</text:p>
                </text:list-item>
                <text:list-item>
                  <text:p text:style-name="P2">Intended to let a team develop useful software without knowing exactly what it is supposed to do at the start of the project, adapting to frequently changing requirements (hence “agile”)</text:p>
                </text:list-item>
                <text:list-item>
                  <text:p text:style-name="P2">To adapt quickly, avoids predefined end goals or detailed documentation</text:p>
                </text:list-item>
                <text:list-item>
                  <text:p text:style-name="P2">Work happens usually in one to four week “iterations”, also called “sprints”, of a predetermined duration, after which a working product is demonstrated to the client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hat advantages does agile software development bring?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Work closely with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2">Work that 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wo questions from the reading</text:p>
          </draw:text-box>
        </draw:frame>
        <draw:frame presentation:style-name="pr2" draw:text-style-name="P4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ources</text:p>
          </draw:text-box>
        </draw:frame>
        <draw:frame presentation:style-name="pr2" draw:text-style-name="P3" draw:layer="layout" svg:width="25.199cm" svg:height="13.683cm" svg:x="1.4cm" svg:y="4.163cm" presentation:class="subtitle" presentation:user-transformed="true">
          <draw:text-box>
            <text:list text:style-name="L1">
              <text:list-item>
                <text:p text:style-name="P2"><text:span text:style-name="T2">Johnny Schneider. </text:span><text:span text:style-name="T3">Understanding Design Thinking, Lean, and Agile</text:span><text:span text:style-name="T2">. O’Reilly Media, 2007.</text:span></text:p>
              </text:list-item>
              <text:list-item>
                <text:p text:style-name="P2">“Understanding Agile — In Simple Words” http://www.abodeqa.com/understanding-agile-in-simple-words/</text:p>
              </text:list-item>
              <text:list-item>
                <text:p text:style-name="P6">“A Beginners Guide To Understanding The Agile Method” https://linchpinseo.com/the-agile-method/</text:p>
              </text:list-item>
              <text:list-item>
                <text:p text:style-name="P6">“Agile &amp; Waterfall Methodologies – A Side-By-Side Comparison” http://www.base36.com/2012/12/agile-waterfall-methodologies-a-side-by-side-comparison/</text:p>
              </text:list-item>
              <text:list-item>
                <text:p text:style-name="P6"/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1:49:00.577353486</meta:creation-date>
    <meta:editing-duration>PT31M55S</meta:editing-duration>
    <meta:editing-cycles>9</meta:editing-cycles>
    <meta:generator>LibreOffice/5.4.5.1$Linux_X86_64 LibreOffice_project/40m0$Build-1</meta:generator>
    <dc:date>2018-05-16T04:02:22.270135142</dc:date>
    <meta:document-statistic meta:object-count="41"/>
  </office:meta>
</office:document-meta>
</file>